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166f"/>
    </style:style>
    <style:style style:name="P2" style:family="paragraph" style:parent-style-name="Standard">
      <style:text-properties officeooo:paragraph-rsid="001016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esponseTeste = </text:p>
      <text:p text:style-name="P1"/>
      <text:p text:style-name="P1"><text:s/></text:p>
      <text:p text:style-name="P1"># Created by Octave 4.2.2, Wed Mar 17 17:17:50 2021 -03 &lt;root@patricia-P5K-SE&gt;</text:p>
      <text:p text:style-name="P1"># name: SUBJECT</text:p>
      <text:p text:style-name="P1"># type: sq_string</text:p>
      <text:p text:style-name="P1"># elements: 1</text:p>
      <text:p text:style-name="P1"># length: 3</text:p>
      <text:p text:style-name="P1">019</text:p>
      <text:p text:style-name="P1"/>
      <text:p text:style-name="P1"/>
      <text:p text:style-name="P1"># name: age</text:p>
      <text:p text:style-name="P1"># type: sq_string</text:p>
      <text:p text:style-name="P1"># elements: 1</text:p>
      <text:p text:style-name="P1"># length: 2</text:p>
      <text:p text:style-name="P1">28</text:p>
      <text:p text:style-name="P1"/>
      <text:p text:style-name="P1"/>
      <text:p text:style-name="P1"># name: vet</text:p>
      <text:p text:style-name="P1"># type: matrix</text:p>
      <text:p text:style-name="P1"># rows: 1</text:p>
      <text:p text:style-name="P1"># columns: 6</text:p>
      <text:p text:style-name="P1"><text:s/>1 1 2 2 3 3</text:p>
      <text:p text:style-name="P1"/>
      <text:p text:style-name="P1"/>
      <text:p text:style-name="P1"># name: rvet</text:p>
      <text:p text:style-name="P1"># type: matrix</text:p>
      <text:p text:style-name="P1"># rows: 1</text:p>
      <text:p text:style-name="P1"># columns: 6</text:p>
      <text:p text:style-name="P1"><text:s/>1 4 5 2 3 6</text:p>
      <text:p text:style-name="P1"/>
      <text:p text:style-name="P1"/>
      <text:p text:style-name="P1"># name: response</text:p>
      <text:p text:style-name="P1"># type: cell</text:p>
      <text:p text:style-name="P1"># rows: 6</text:p>
      <text:p text:style-name="P1"># columns: 1</text:p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<text:soft-page-break/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/>
      <text:p text:style-name="P1"/>
      <text:p text:style-name="P1"/>
      <text:p text:style-name="P1"># name: rt1</text:p>
      <text:p text:style-name="P1"># type: matrix</text:p>
      <text:p text:style-name="P1"># rows: 6</text:p>
      <text:p text:style-name="P1"># columns: 1</text:p>
      <text:p text:style-name="P1"><text:s/>0.1831951141357422</text:p>
      <text:p text:style-name="P1"><text:s/>0.2376809120178223</text:p>
      <text:p text:style-name="P1"><text:s/>0.0538489818572998</text:p>
      <text:p text:style-name="P1"><text:s/>0.08133506774902344</text:p>
      <text:p text:style-name="P1"><text:s/>0.05877685546875</text:p>
      <text:p text:style-name="P1"><text:s/>0.1325209140777588</text:p>
      <text:p text:style-name="P1"/>
      <text:p text:style-name="P1"/>
      <text:p text:style-name="P1"># name: antecipatedresponse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avg</text:p>
      <text:p text:style-name="P1"># type: scalar</text:p>
      <text:p text:style-name="P1">0.1245596408843994</text:p>
      <text:p text:style-name="P1"/>
      <text:p text:style-name="P1"/>
      <text:p text:style-name="P1"># name: seq</text:p>
      <text:p text:style-name="P1"># type: matrix</text:p>
      <text:p text:style-name="P1"># rows: 1</text:p>
      <text:p text:style-name="P1"># columns: 750</text:p>
      <text:p text:style-name="P1"><text:s/>1 2 2 1 2 3 1 2 3 1 2 3 1 2 3 1 2 2 1 2 2 1 2 3 1 2 3 1 2 3 1 2 2 1 2 2 1 2 3 1 2 3 1 2 3 1 2 3 1 2 2 1 2 3 1 2 3 1 2 2 1 2 2 1 2 3 1 2 3 1 2 3 1 2 3 1 2 3 1 2 2 1 2 3 1 2 3 1 2 2 1 2 3 1 2 3 1 2 3 1 2 3 1 2 2 1 2 3 1 2 3 1 2 3 1 2 3 1 2 2 1 2 3 1 2 3 1 2 3 1 2 3 1 2 3 1 2 2 1 2 2 1 2 2 1 2 3 1 2 2 1 2 3 1 2 3 1 2 3 1 2 3 1 2 3 1 2 3 1 2 3 1 2 3 1 2 3 1 2 3 1 2 3 1 2 3 1 2 3 1 2 3 1 2 3 1 2 3 1 2 3 1 2 2 1 2 2 1 2 3 1 2 3 1 2 3 1 2 3 1 2 3 1 2 3 1 2 3 1 2 3 1 2 2 1 2 3 1 2 3 1 2 3 1 2 3 1 2 3 1 2 2 1 2 3 1 2 3 1 2 3 1 2 3 1 2 3 1 2 3 1 2 3 1 2 2 1 2 2 1 2 3 1 2 2 1 2 3 1 2 3 1 2 3 1 2 3 1 2 3 1 2 2 1 2 2 1 2 3 1 2 3 1 2 3 1 2 3 1 2 3 1 2 3 1 2 3 1 2 3 1 2 3 1 2 2 1 2 2 1 2 3 1 2 3 1 2 2 1 2 3 1 2 3 1 2 3 1 2 3 1 2 3 1 2 3 1 2 2 1 2 <text:soft-page-break/>3 1 2 3 1 2 2 1 2 2 1 2 2 1 2 3 1 2 3 1 2 3 1 2 3 1 2 3 1 2 3 1 2 3 1 2 3 1 2 2 1 2 2 1 2 3 1 2 3 1 2 3 1 2 3 1 2 3 1 2 3 1 2 3 1 2 2 1 2 3 1 2 2 1 2 3 1 2 3 1 2 2 1 2 3 1 2 3 1 2 3 1 2 3 1 2 3 1 2 3 1 2 3 1 2 3 1 2 2 1 2 2 1 2 3 1 2 2 1 2 3 1 2 2 1 2 3 1 2 3 1 2 3 1 2 2 1 2 2 1 2 3 1 2 3 1 2 3 1 2 3 1 2 3 1 2 3 1 2 2 1 2 3 1 2 2 1 2 3 1 2 3 1 2 3 1 2 3 1 2 2 1 2 2 1 2 2 1 2 3 1 2 3 1 2 3 1 2 3 1 2 3 1 2 3 1 2 3 1 2 3 1 2 3 1 2 2 1 2 3 1 2 2 1 2 3 1 2 3 1 2 3 1 2 2 1 2 3 1 2 2 1 2 2 1 2 3 1 2 3 1 2 3 1 2 3 1 2 3 1 2 3 1 2 3 1 2 3 1 2 3 1 2 3 1 2 3 1 2 3 1 2 3 1 2 2 1 2 2 1 2 3 1 2 2 1 2 3 1 2 3 1 2 3 1 2 2 1 2 2 1 2 3 1 2 3 1 2 2 1 2 2 1 2 3 1 2 3 1 2 2 1 2 3 1 2 3 1 2 3 1 2 2 1 2 3 1 2 2 1 2 2 1 2 3 1 2 3 1 2 3 1 2 3 1 2 3 1 2 3 1 2 3 1 2 2 1 2 3</text:p>
      <text:p text:style-name="P1"/>
      <text:p text:style-name="P1"/>
      <text:p text:style-name="P1"># name: responseTeste</text:p>
      <text:p text:style-name="P1"># type: cell</text:p>
      <text:p text:style-name="P1"># rows: 750</text:p>
      <text:p text:style-name="P1"># columns: 1</text:p>
      <text:p text:style-name="P1"># name: &lt;cell-element&gt;</text:p>
      <text:p text:style-name="P1"># type: sq_string</text:p>
      <text:p text:style-name="P1"># elements: 1</text:p>
      <text:p text:style-name="P1"># length: 1</text:p>
      <text:p text:style-name="P1">1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<text:soft-page-break/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<text:soft-page-break/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/>
      <text:p text:style-name="P1"/>
      <text:p text:style-name="P1"/>
      <text:p text:style-name="P1"># name: rt2</text:p>
      <text:p text:style-name="P1"># type: matrix</text:p>
      <text:p text:style-name="P1"># rows: 750</text:p>
      <text:p text:style-name="P1"># columns: 1</text:p>
      <text:p text:style-name="P1"><text:s/>2.951837062835693</text:p>
      <text:p text:style-name="P1"><text:s/>1.96648097038269</text:p>
      <text:p text:style-name="P1"><text:soft-page-break/><text:s/>1.241174936294556</text:p>
      <text:p text:style-name="P1"><text:s/>0.6409120559692383</text:p>
      <text:p text:style-name="P1"><text:s/>0.7541279792785645</text:p>
      <text:p text:style-name="P1"><text:s/>0.5353319644927979</text:p>
      <text:p text:style-name="P1"><text:s/>0.6361539363861084</text:p>
      <text:p text:style-name="P1"><text:s/>0.4461438655853271</text:p>
      <text:p text:style-name="P1"><text:s/>0.4728639125823975</text:p>
      <text:p text:style-name="P1"><text:s/>0.4512808322906494</text:p>
      <text:p text:style-name="P1"><text:s/>0.4114880561828613</text:p>
      <text:p text:style-name="P1"><text:s/>0.5023250579833984</text:p>
      <text:p text:style-name="P1"><text:s/>0.475409984588623</text:p>
      <text:p text:style-name="P1"><text:s/>0.5737969875335693</text:p>
      <text:p text:style-name="P1"><text:s/>0.3776581287384033</text:p>
      <text:p text:style-name="P1"><text:s/>0.3720109462738037</text:p>
      <text:p text:style-name="P1"><text:s/>0.1038508415222168</text:p>
      <text:p text:style-name="P1"><text:s/>0.4336349964141846</text:p>
      <text:p text:style-name="P1"><text:s/>0.2321219444274902</text:p>
      <text:p text:style-name="P1"><text:s/>0.3331260681152344</text:p>
      <text:p text:style-name="P1"><text:s/>0.3960001468658447</text:p>
      <text:p text:style-name="P1"><text:s/>0.2154510021209717</text:p>
      <text:p text:style-name="P1"><text:s/>0.1945798397064209</text:p>
      <text:p text:style-name="P1"><text:s/>0.457103967666626</text:p>
      <text:p text:style-name="P1"><text:s/>0.4681241512298584</text:p>
      <text:p text:style-name="P1"><text:s/>0.395482063293457</text:p>
      <text:p text:style-name="P1"><text:s/>0.3730309009552002</text:p>
      <text:p text:style-name="P1"><text:s/>0.3009891510009766</text:p>
      <text:p text:style-name="P1"><text:s/>0.3725581169128418</text:p>
      <text:p text:style-name="P1"><text:s/>0.3278648853302002</text:p>
      <text:p text:style-name="P1"><text:s/>0.2214138507843018</text:p>
      <text:p text:style-name="P1"><text:s/>0.2940511703491211</text:p>
      <text:p text:style-name="P1"><text:s/>0.3889129161834717</text:p>
      <text:p text:style-name="P1"><text:s/>0.3556802272796631</text:p>
      <text:p text:style-name="P1"><text:s/>0.2160170078277588</text:p>
      <text:p text:style-name="P1"><text:s/>0.1315360069274902</text:p>
      <text:p text:style-name="P1"><text:s/>0.3246068954467773</text:p>
      <text:p text:style-name="P1"><text:s/>0.4394478797912598</text:p>
      <text:p text:style-name="P1"><text:s/>0.338468074798584</text:p>
      <text:p text:style-name="P1"><text:s/>0.6187980175018311</text:p>
      <text:p text:style-name="P1"><text:s/>0.03085899353027344</text:p>
      <text:p text:style-name="P1"><text:s/>0.2295970916748047</text:p>
      <text:p text:style-name="P1"><text:s/>0.34555983543396</text:p>
      <text:p text:style-name="P1"><text:s/>0.3732099533081055</text:p>
      <text:p text:style-name="P1"><text:s/>5.603808164596558</text:p>
      <text:p text:style-name="P1"><text:s/>0.7650668621063232</text:p>
      <text:p text:style-name="P1"><text:s/>0.8767411708831787</text:p>
      <text:p text:style-name="P1"><text:s/>0.1488649845123291</text:p>
      <text:p text:style-name="P1"><text:s/>0.4840731620788574</text:p>
      <text:p text:style-name="P1"><text:s/>0.4632399082183838</text:p>
      <text:p text:style-name="P1"><text:s/>0.422652006149292</text:p>
      <text:p text:style-name="P1"><text:s/>0.0866999626159668</text:p>
      <text:p text:style-name="P1"><text:s/>0.5348889827728271</text:p>
      <text:p text:style-name="P1"><text:s/>1.676077127456665</text:p>
      <text:p text:style-name="P1"><text:soft-page-break/><text:s/>0.8200201988220215</text:p>
      <text:p text:style-name="P1"><text:s/>0.4251070022583008</text:p>
      <text:p text:style-name="P1"><text:s/>0.2601149082183838</text:p>
      <text:p text:style-name="P1"><text:s/>0.7243680953979492</text:p>
      <text:p text:style-name="P1"><text:s/>0.1261699199676514</text:p>
      <text:p text:style-name="P1"><text:s/>1.011564016342163</text:p>
      <text:p text:style-name="P1"><text:s/>0.4743862152099609</text:p>
      <text:p text:style-name="P1"><text:s/>0.3108451366424561</text:p>
      <text:p text:style-name="P1"><text:s/>0.1603829860687256</text:p>
      <text:p text:style-name="P1"><text:s/>0.3835492134094238</text:p>
      <text:p text:style-name="P1"><text:s/>0.3725340366363525</text:p>
      <text:p text:style-name="P1"><text:s/>0.6313769817352295</text:p>
      <text:p text:style-name="P1"><text:s/>2.281431913375854</text:p>
      <text:p text:style-name="P1"><text:s/>0.6631278991699219</text:p>
      <text:p text:style-name="P1"><text:s/>0.6796159744262695</text:p>
      <text:p text:style-name="P1"><text:s/>0.6576540470123291</text:p>
      <text:p text:style-name="P1"><text:s/>0.3631570339202881</text:p>
      <text:p text:style-name="P1"><text:s/>0.741981029510498</text:p>
      <text:p text:style-name="P1"><text:s/>0.9461908340454102</text:p>
      <text:p text:style-name="P1"><text:s/>0.4289999008178711</text:p>
      <text:p text:style-name="P1"><text:s/>0.3445820808410645</text:p>
      <text:p text:style-name="P1"><text:s/>0.4112541675567627</text:p>
      <text:p text:style-name="P1"><text:s/>0.3781929016113281</text:p>
      <text:p text:style-name="P1"><text:s/>0.384145975112915</text:p>
      <text:p text:style-name="P1"><text:s/>0.5638339519500732</text:p>
      <text:p text:style-name="P1"><text:s/>1.202897071838379</text:p>
      <text:p text:style-name="P1"><text:s/>0.18756103515625</text:p>
      <text:p text:style-name="P1"><text:s/>0.59163498878479</text:p>
      <text:p text:style-name="P1"><text:s/>0.9178521633148193</text:p>
      <text:p text:style-name="P1"><text:s/>0.7815239429473877</text:p>
      <text:p text:style-name="P1"><text:s/>1.178030014038086</text:p>
      <text:p text:style-name="P1"><text:s/>0.33492112159729</text:p>
      <text:p text:style-name="P1"><text:s/>0.3668179512023926</text:p>
      <text:p text:style-name="P1"><text:s/>0.5407779216766357</text:p>
      <text:p text:style-name="P1"><text:s/>0.4298520088195801</text:p>
      <text:p text:style-name="P1"><text:s/>0.6804249286651611</text:p>
      <text:p text:style-name="P1"><text:s/>0.5211338996887207</text:p>
      <text:p text:style-name="P1"><text:s/>0.6116509437561035</text:p>
      <text:p text:style-name="P1"><text:s/>0.3648059368133545</text:p>
      <text:p text:style-name="P1"><text:s/>0.4565849304199219</text:p>
      <text:p text:style-name="P1"><text:s/>0.2997190952301025</text:p>
      <text:p text:style-name="P1"><text:s/>0.3380379676818848</text:p>
      <text:p text:style-name="P1"><text:s/>0.338590145111084</text:p>
      <text:p text:style-name="P1"><text:s/>0.07651805877685547</text:p>
      <text:p text:style-name="P1"><text:s/>0.3554000854492188</text:p>
      <text:p text:style-name="P1"><text:s/>0.5342280864715576</text:p>
      <text:p text:style-name="P1"><text:s/>0.3395709991455078</text:p>
      <text:p text:style-name="P1"><text:s/>0.4227480888366699</text:p>
      <text:p text:style-name="P1"><text:s/>0.6814520359039307</text:p>
      <text:p text:style-name="P1"><text:s/>0.3553359508514404</text:p>
      <text:p text:style-name="P1"><text:s/>0.5341858863830566</text:p>
      <text:p text:style-name="P1"><text:s/>0.4837679862976074</text:p>
      <text:p text:style-name="P1"><text:soft-page-break/><text:s/>0.2097759246826172</text:p>
      <text:p text:style-name="P1"><text:s/>0.5515608787536621</text:p>
      <text:p text:style-name="P1"><text:s/>0.5734241008758545</text:p>
      <text:p text:style-name="P1"><text:s/>0.3105149269104004</text:p>
      <text:p text:style-name="P1"><text:s/>0.6797029972076416</text:p>
      <text:p text:style-name="P1"><text:s/>0.4615030288696289</text:p>
      <text:p text:style-name="P1"><text:s/>0.5516800880432129</text:p>
      <text:p text:style-name="P1"><text:s/>0.496953010559082</text:p>
      <text:p text:style-name="P1"><text:s/>0.7375099658966064</text:p>
      <text:p text:style-name="P1"><text:s/>0.3731517791748047</text:p>
      <text:p text:style-name="P1"><text:s/>0.2656509876251221</text:p>
      <text:p text:style-name="P1"><text:s/>0.3998870849609375</text:p>
      <text:p text:style-name="P1"><text:s/>0.4281189441680908</text:p>
      <text:p text:style-name="P1"><text:s/>0.735692024230957</text:p>
      <text:p text:style-name="P1"><text:s/>0.5627090930938721</text:p>
      <text:p text:style-name="P1"><text:s/>0.4631152153015137</text:p>
      <text:p text:style-name="P1"><text:s/>0.5683829784393311</text:p>
      <text:p text:style-name="P1"><text:s/>0.8106739521026611</text:p>
      <text:p text:style-name="P1"><text:s/>0.4287340641021729</text:p>
      <text:p text:style-name="P1"><text:s/>1.024206161499023</text:p>
      <text:p text:style-name="P1"><text:s/>0.5200879573822021</text:p>
      <text:p text:style-name="P1"><text:s/>0.4623842239379883</text:p>
      <text:p text:style-name="P1"><text:s/>0.3272600173950195</text:p>
      <text:p text:style-name="P1"><text:s/>0.09837698936462402</text:p>
      <text:p text:style-name="P1"><text:s/>0.2782411575317383</text:p>
      <text:p text:style-name="P1"><text:s/>1.203326940536499</text:p>
      <text:p text:style-name="P1"><text:s/>0.6195011138916016</text:p>
      <text:p text:style-name="P1"><text:s/>0.8144640922546387</text:p>
      <text:p text:style-name="P1"><text:s/>0.965986967086792</text:p>
      <text:p text:style-name="P1"><text:s/>1.1109938621521</text:p>
      <text:p text:style-name="P1"><text:s/>0.9656479358673096</text:p>
      <text:p text:style-name="P1"><text:s/>0.7469639778137207</text:p>
      <text:p text:style-name="P1"><text:s/>0.4290580749511719</text:p>
      <text:p text:style-name="P1"><text:s/>0.3029401302337646</text:p>
      <text:p text:style-name="P1"><text:s/>0.9160938262939453</text:p>
      <text:p text:style-name="P1"><text:s/>0.3949069976806641</text:p>
      <text:p text:style-name="P1"><text:s/>0.3741888999938965</text:p>
      <text:p text:style-name="P1"><text:s/>0.2033908367156982</text:p>
      <text:p text:style-name="P1"><text:s/>0.2054810523986816</text:p>
      <text:p text:style-name="P1"><text:s/>0.2717418670654297</text:p>
      <text:p text:style-name="P1"><text:s/>0.1874828338623047</text:p>
      <text:p text:style-name="P1"><text:s/>0.2692718505859375</text:p>
      <text:p text:style-name="P1"><text:s/>0.7597451210021973</text:p>
      <text:p text:style-name="P1"><text:s/>0.3944430351257324</text:p>
      <text:p text:style-name="P1"><text:s/>1.967988014221191</text:p>
      <text:p text:style-name="P1"><text:s/>0.4806079864501953</text:p>
      <text:p text:style-name="P1"><text:s/>0.3175699710845947</text:p>
      <text:p text:style-name="P1"><text:s/>0.3552899360656738</text:p>
      <text:p text:style-name="P1"><text:s/>0.4449779987335205</text:p>
      <text:p text:style-name="P1"><text:s/>0.4843289852142334</text:p>
      <text:p text:style-name="P1"><text:s/>0.2102138996124268</text:p>
      <text:p text:style-name="P1"><text:s/>0.2667388916015625</text:p>
      <text:p text:style-name="P1"><text:soft-page-break/><text:s/>0.3271448612213135</text:p>
      <text:p text:style-name="P1"><text:s/>0.6352059841156006</text:p>
      <text:p text:style-name="P1"><text:s/>0.3051609992980957</text:p>
      <text:p text:style-name="P1"><text:s/>0.1989290714263916</text:p>
      <text:p text:style-name="P1"><text:s/>0.4123079776763916</text:p>
      <text:p text:style-name="P1"><text:s/>0.2157120704650879</text:p>
      <text:p text:style-name="P1"><text:s/>0.383962869644165</text:p>
      <text:p text:style-name="P1"><text:s/>0.2211430072784424</text:p>
      <text:p text:style-name="P1"><text:s/>0.3665599822998047</text:p>
      <text:p text:style-name="P1"><text:s/>0.1427478790283203</text:p>
      <text:p text:style-name="P1"><text:s/>0.1258227825164795</text:p>
      <text:p text:style-name="P1"><text:s/>0.2379219532012939</text:p>
      <text:p text:style-name="P1"><text:s/>0.238029956817627</text:p>
      <text:p text:style-name="P1"><text:s/>0.2833991050720215</text:p>
      <text:p text:style-name="P1"><text:s/>0.1542370319366455</text:p>
      <text:p text:style-name="P1"><text:s/>0.2113280296325684</text:p>
      <text:p text:style-name="P1"><text:s/>0.7415750026702881</text:p>
      <text:p text:style-name="P1"><text:s/>0.1428849697113037</text:p>
      <text:p text:style-name="P1"><text:s/>0.1881129741668701</text:p>
      <text:p text:style-name="P1"><text:s/>0.2441790103912354</text:p>
      <text:p text:style-name="P1"><text:s/>0.1035799980163574</text:p>
      <text:p text:style-name="P1"><text:s/>0.2379779815673828</text:p>
      <text:p text:style-name="P1"><text:s/>0.2837400436401367</text:p>
      <text:p text:style-name="P1"><text:s/>0.2382748126983643</text:p>
      <text:p text:style-name="P1"><text:s/>0.1165890693664551</text:p>
      <text:p text:style-name="P1"><text:s/>0.7747619152069092</text:p>
      <text:p text:style-name="P1"><text:s/>0.5452580451965332</text:p>
      <text:p text:style-name="P1"><text:s/>0.198652982711792</text:p>
      <text:p text:style-name="P1"><text:s/>0.3945200443267822</text:p>
      <text:p text:style-name="P1"><text:s/>0.3773839473724365</text:p>
      <text:p text:style-name="P1"><text:s/>0.3272039890289307</text:p>
      <text:p text:style-name="P1"><text:s/>0.2779879570007324</text:p>
      <text:p text:style-name="P1"><text:s/>0.1992590427398682</text:p>
      <text:p text:style-name="P1"><text:s/>0.1374990940093994</text:p>
      <text:p text:style-name="P1"><text:s/>0.4118161201477051</text:p>
      <text:p text:style-name="P1"><text:s/>0.3335049152374268</text:p>
      <text:p text:style-name="P1"><text:s/>0.3448929786682129</text:p>
      <text:p text:style-name="P1"><text:s/>0.299299955368042</text:p>
      <text:p text:style-name="P1"><text:s/>0.2277979850769043</text:p>
      <text:p text:style-name="P1"><text:s/>0.4554519653320312</text:p>
      <text:p text:style-name="P1"><text:s/>0.5455689430236816</text:p>
      <text:p text:style-name="P1"><text:s/>0.2154741287231445</text:p>
      <text:p text:style-name="P1"><text:s/>0.6296169757843018</text:p>
      <text:p text:style-name="P1"><text:s/>0.5233349800109863</text:p>
      <text:p text:style-name="P1"><text:s/>0.3736608028411865</text:p>
      <text:p text:style-name="P1"><text:s/>0.7021300792694092</text:p>
      <text:p text:style-name="P1"><text:s/>0.5347790718078613</text:p>
      <text:p text:style-name="P1"><text:s/>0.2712588310241699</text:p>
      <text:p text:style-name="P1"><text:s/>0.4460268020629883</text:p>
      <text:p text:style-name="P1"><text:s/>0.2378139495849609</text:p>
      <text:p text:style-name="P1"><text:s/>0.2322890758514404</text:p>
      <text:p text:style-name="P1"><text:s/>0.4120731353759766</text:p>
      <text:p text:style-name="P1"><text:soft-page-break/><text:s/>0.2770040035247803</text:p>
      <text:p text:style-name="P1"><text:s/>0.1985111236572266</text:p>
      <text:p text:style-name="P1"><text:s/>0.238616943359375</text:p>
      <text:p text:style-name="P1"><text:s/>0.2155401706695557</text:p>
      <text:p text:style-name="P1"><text:s/>0.238267183303833</text:p>
      <text:p text:style-name="P1"><text:s/>0.1274800300598145</text:p>
      <text:p text:style-name="P1"><text:s/>0.1933619976043701</text:p>
      <text:p text:style-name="P1"><text:s/>0.2888429164886475</text:p>
      <text:p text:style-name="P1"><text:s/>0.2626199722290039</text:p>
      <text:p text:style-name="P1"><text:s/>0.3073019981384277</text:p>
      <text:p text:style-name="P1"><text:s/>0.3167610168457031</text:p>
      <text:p text:style-name="P1"><text:s/>0.2941849231719971</text:p>
      <text:p text:style-name="P1"><text:s/>0.612591028213501</text:p>
      <text:p text:style-name="P1"><text:s/>0.5415389537811279</text:p>
      <text:p text:style-name="P1"><text:s/>0.2274320125579834</text:p>
      <text:p text:style-name="P1"><text:s/>0.3557870388031006</text:p>
      <text:p text:style-name="P1"><text:s/>0.4843699932098389</text:p>
      <text:p text:style-name="P1"><text:s/>0.3732078075408936</text:p>
      <text:p text:style-name="P1"><text:s/>0.7320461273193359</text:p>
      <text:p text:style-name="P1"><text:s/>0.1764068603515625</text:p>
      <text:p text:style-name="P1"><text:s/>0.3342199325561523</text:p>
      <text:p text:style-name="P1"><text:s/>0.2775750160217285</text:p>
      <text:p text:style-name="P1"><text:s/>0.7364449501037598</text:p>
      <text:p text:style-name="P1"><text:s/>0.7639460563659668</text:p>
      <text:p text:style-name="P1"><text:s/>0.2557079792022705</text:p>
      <text:p text:style-name="P1"><text:s/>0.2217390537261963</text:p>
      <text:p text:style-name="P1"><text:s/>0.1601259708404541</text:p>
      <text:p text:style-name="P1"><text:s/>0.859260082244873</text:p>
      <text:p text:style-name="P1"><text:s/>0.2606050968170166</text:p>
      <text:p text:style-name="P1"><text:s/>0.495758056640625</text:p>
      <text:p text:style-name="P1"><text:s/>0.2735221385955811</text:p>
      <text:p text:style-name="P1"><text:s/>0.3332140445709229</text:p>
      <text:p text:style-name="P1"><text:s/>0.2881951332092285</text:p>
      <text:p text:style-name="P1"><text:s/>0.4286038875579834</text:p>
      <text:p text:style-name="P1"><text:s/>0.4583079814910889</text:p>
      <text:p text:style-name="P1"><text:s/>0.608485221862793</text:p>
      <text:p text:style-name="P1"><text:s/>0.6427168846130371</text:p>
      <text:p text:style-name="P1"><text:s/>0.3859179019927979</text:p>
      <text:p text:style-name="P1"><text:s/>0.6261131763458252</text:p>
      <text:p text:style-name="P1"><text:s/>0.1486411094665527</text:p>
      <text:p text:style-name="P1"><text:s/>0.3449039459228516</text:p>
      <text:p text:style-name="P1"><text:s/>0.3703908920288086</text:p>
      <text:p text:style-name="P1"><text:s/>0.8975307941436768</text:p>
      <text:p text:style-name="P1"><text:s/>0.685664176940918</text:p>
      <text:p text:style-name="P1"><text:s/>0.3013498783111572</text:p>
      <text:p text:style-name="P1"><text:s/>0.6631100177764893</text:p>
      <text:p text:style-name="P1"><text:s/>0.2832331657409668</text:p>
      <text:p text:style-name="P1"><text:s/>0.6979870796203613</text:p>
      <text:p text:style-name="P1"><text:s/>0.562824010848999</text:p>
      <text:p text:style-name="P1"><text:s/>0.8206570148468018</text:p>
      <text:p text:style-name="P1"><text:s/>0.1993160247802734</text:p>
      <text:p text:style-name="P1"><text:s/>0.293982982635498</text:p>
      <text:p text:style-name="P1"><text:soft-page-break/><text:s/>0.08706498146057129</text:p>
      <text:p text:style-name="P1"><text:s/>1.839151859283447</text:p>
      <text:p text:style-name="P1"><text:s/>0.3891279697418213</text:p>
      <text:p text:style-name="P1"><text:s/>0.2100749015808105</text:p>
      <text:p text:style-name="P1"><text:s/>0.2302708625793457</text:p>
      <text:p text:style-name="P1"><text:s/>0.1721909046173096</text:p>
      <text:p text:style-name="P1"><text:s/>0.1322469711303711</text:p>
      <text:p text:style-name="P1"><text:s/>0.1989650726318359</text:p>
      <text:p text:style-name="P1"><text:s/>0.204387903213501</text:p>
      <text:p text:style-name="P1"><text:s/>0.1986558437347412</text:p>
      <text:p text:style-name="P1"><text:s/>0.2383248805999756</text:p>
      <text:p text:style-name="P1"><text:s/>0.254586935043335</text:p>
      <text:p text:style-name="P1"><text:s/>0.1326868534088135</text:p>
      <text:p text:style-name="P1"><text:s/>1.191286087036133</text:p>
      <text:p text:style-name="P1"><text:s/>0.5175189971923828</text:p>
      <text:p text:style-name="P1"><text:s/>0.3789780139923096</text:p>
      <text:p text:style-name="P1"><text:s/>1.597630023956299</text:p>
      <text:p text:style-name="P1"><text:s/>0.243445873260498</text:p>
      <text:p text:style-name="P1"><text:s/>0.04218912124633789</text:p>
      <text:p text:style-name="P1"><text:s/>0.2716460227966309</text:p>
      <text:p text:style-name="P1"><text:s/>0.2099909782409668</text:p>
      <text:p text:style-name="P1"><text:s/>0.2657239437103271</text:p>
      <text:p text:style-name="P1"><text:s/>1.116463184356689</text:p>
      <text:p text:style-name="P1"><text:s/>0.2609410285949707</text:p>
      <text:p text:style-name="P1"><text:s/>0.7328510284423828</text:p>
      <text:p text:style-name="P1"><text:s/>0.4233670234680176</text:p>
      <text:p text:style-name="P1"><text:s/>0.1935181617736816</text:p>
      <text:p text:style-name="P1"><text:s/>0.495250940322876</text:p>
      <text:p text:style-name="P1"><text:s/>0.04189515113830566</text:p>
      <text:p text:style-name="P1"><text:s/>0.2602620124816895</text:p>
      <text:p text:style-name="P1"><text:s/>0.5629398822784424</text:p>
      <text:p text:style-name="P1"><text:s/>0.3441848754882812</text:p>
      <text:p text:style-name="P1"><text:s/>0.1931159496307373</text:p>
      <text:p text:style-name="P1"><text:s/>0.9438409805297852</text:p>
      <text:p text:style-name="P1"><text:s/>0.8149919509887695</text:p>
      <text:p text:style-name="P1"><text:s/>0.2048790454864502</text:p>
      <text:p text:style-name="P1"><text:s/>0.05893707275390625</text:p>
      <text:p text:style-name="P1"><text:s/>0.1427459716796875</text:p>
      <text:p text:style-name="P1"><text:s/>0.7920658588409424</text:p>
      <text:p text:style-name="P1"><text:s/>0.1537349224090576</text:p>
      <text:p text:style-name="P1"><text:s/>0.3945338726043701</text:p>
      <text:p text:style-name="P1"><text:s/>0.1201860904693604</text:p>
      <text:p text:style-name="P1"><text:s/>0.1335141658782959</text:p>
      <text:p text:style-name="P1"><text:s/>0.310154914855957</text:p>
      <text:p text:style-name="P1"><text:s/>0.09780192375183105</text:p>
      <text:p text:style-name="P1"><text:s/>0.02510309219360352</text:p>
      <text:p text:style-name="P1"><text:s/>0.3168649673461914</text:p>
      <text:p text:style-name="P1"><text:s/>0.1986758708953857</text:p>
      <text:p text:style-name="P1"><text:s/>0.2351720333099365</text:p>
      <text:p text:style-name="P1"><text:s/>0.1261827945709229</text:p>
      <text:p text:style-name="P1"><text:s/>0.1264150142669678</text:p>
      <text:p text:style-name="P1"><text:s/>0.1763219833374023</text:p>
      <text:p text:style-name="P1"><text:soft-page-break/><text:s/>0.193972110748291</text:p>
      <text:p text:style-name="P1"><text:s/>0.2431981563568115</text:p>
      <text:p text:style-name="P1"><text:s/>0.04196000099182129</text:p>
      <text:p text:style-name="P1"><text:s/>0.137239933013916</text:p>
      <text:p text:style-name="P1"><text:s/>0.1986889839172363</text:p>
      <text:p text:style-name="P1"><text:s/>0.3105380535125732</text:p>
      <text:p text:style-name="P1"><text:s/>0.2159769535064697</text:p>
      <text:p text:style-name="P1"><text:s/>0.1651010513305664</text:p>
      <text:p text:style-name="P1"><text:s/>0.0532078742980957</text:p>
      <text:p text:style-name="P1"><text:s/>0.2111911773681641</text:p>
      <text:p text:style-name="P1"><text:s/>0.3217630386352539</text:p>
      <text:p text:style-name="P1"><text:s/>0.2105751037597656</text:p>
      <text:p text:style-name="P1"><text:s/>0.2220649719238281</text:p>
      <text:p text:style-name="P1"><text:s/>0.1538732051849365</text:p>
      <text:p text:style-name="P1"><text:s/>0.09378194808959961</text:p>
      <text:p text:style-name="P1"><text:s/>0.04779291152954102</text:p>
      <text:p text:style-name="P1"><text:s/>0.1090559959411621</text:p>
      <text:p text:style-name="P1"><text:s/>0.3330681324005127</text:p>
      <text:p text:style-name="P1"><text:s/>0.008358955383300781</text:p>
      <text:p text:style-name="P1"><text:s/>0.08666706085205078</text:p>
      <text:p text:style-name="P1"><text:s/>0.2434570789337158</text:p>
      <text:p text:style-name="P1"><text:s/>0.7407999038696289</text:p>
      <text:p text:style-name="P1"><text:s/>0.4058520793914795</text:p>
      <text:p text:style-name="P1"><text:s/>0.2830448150634766</text:p>
      <text:p text:style-name="P1"><text:s/>0.159473180770874</text:p>
      <text:p text:style-name="P1"><text:s/>0.1944129467010498</text:p>
      <text:p text:style-name="P1"><text:s/>0.1097650527954102</text:p>
      <text:p text:style-name="P1"><text:s/>0.406019926071167</text:p>
      <text:p text:style-name="P1"><text:s/>0.3944761753082275</text:p>
      <text:p text:style-name="P1"><text:s/>0.3407249450683594</text:p>
      <text:p text:style-name="P1"><text:s/>0.1989240646362305</text:p>
      <text:p text:style-name="P1"><text:s/>0.1091351509094238</text:p>
      <text:p text:style-name="P1"><text:s/>0.09868502616882324</text:p>
      <text:p text:style-name="P1"><text:s/>0.737238883972168</text:p>
      <text:p text:style-name="P1"><text:s/>0.2771310806274414</text:p>
      <text:p text:style-name="P1"><text:s/>0.3793740272521973</text:p>
      <text:p text:style-name="P1"><text:s/>0.4517648220062256</text:p>
      <text:p text:style-name="P1"><text:s/>0.2321739196777344</text:p>
      <text:p text:style-name="P1"><text:s/>0.1376969814300537</text:p>
      <text:p text:style-name="P1"><text:s/>0.1433169841766357</text:p>
      <text:p text:style-name="P1"><text:s/>0.09238195419311523</text:p>
      <text:p text:style-name="P1"><text:s/>0.1987440586090088</text:p>
      <text:p text:style-name="P1"><text:s/>0.1264030933380127</text:p>
      <text:p text:style-name="P1"><text:s/>0.2159318923950195</text:p>
      <text:p text:style-name="P1"><text:s/>0.205470085144043</text:p>
      <text:p text:style-name="P1"><text:s/>0.1249628067016602</text:p>
      <text:p text:style-name="P1"><text:s/>0.3392658233642578</text:p>
      <text:p text:style-name="P1"><text:s/>0.3336410522460938</text:p>
      <text:p text:style-name="P1"><text:s/>0.2321038246154785</text:p>
      <text:p text:style-name="P1"><text:s/>0.2209839820861816</text:p>
      <text:p text:style-name="P1"><text:s/>0.3177759647369385</text:p>
      <text:p text:style-name="P1"><text:s/>0.1821348667144775</text:p>
      <text:p text:style-name="P1"><text:soft-page-break/><text:s/>0.1481838226318359</text:p>
      <text:p text:style-name="P1"><text:s/>0.1430811882019043</text:p>
      <text:p text:style-name="P1"><text:s/>0.7424840927124023</text:p>
      <text:p text:style-name="P1"><text:s/>0.3893840312957764</text:p>
      <text:p text:style-name="P1"><text:s/>0.1991400718688965</text:p>
      <text:p text:style-name="P1"><text:s/>0.1660449504852295</text:p>
      <text:p text:style-name="P1"><text:s/>0.248927116394043</text:p>
      <text:p text:style-name="P1"><text:s/>0.3168690204620361</text:p>
      <text:p text:style-name="P1"><text:s/>0.1949689388275146</text:p>
      <text:p text:style-name="P1"><text:s/>0.3335840702056885</text:p>
      <text:p text:style-name="P1"><text:s/>0.4281151294708252</text:p>
      <text:p text:style-name="P1"><text:s/>0.786855936050415</text:p>
      <text:p text:style-name="P1"><text:s/>0.4279451370239258</text:p>
      <text:p text:style-name="P1"><text:s/>0.2924790382385254</text:p>
      <text:p text:style-name="P1"><text:s/>0.1874880790710449</text:p>
      <text:p text:style-name="P1"><text:s/>0.4059040546417236</text:p>
      <text:p text:style-name="P1"><text:s/>0.08697390556335449</text:p>
      <text:p text:style-name="P1"><text:s/>0.170651912689209</text:p>
      <text:p text:style-name="P1"><text:s/>0.4511837959289551</text:p>
      <text:p text:style-name="P1"><text:s/>0.4222679138183594</text:p>
      <text:p text:style-name="P1"><text:s/>1.000321865081787</text:p>
      <text:p text:style-name="P1"><text:s/>0.5250480175018311</text:p>
      <text:p text:style-name="P1"><text:s/>0.5121338367462158</text:p>
      <text:p text:style-name="P1"><text:s/>0.2881250381469727</text:p>
      <text:p text:style-name="P1"><text:s/>0.310636043548584</text:p>
      <text:p text:style-name="P1"><text:s/>0.5181457996368408</text:p>
      <text:p text:style-name="P1"><text:s/>0.1038260459899902</text:p>
      <text:p text:style-name="P1"><text:s/>0.4845731258392334</text:p>
      <text:p text:style-name="P1"><text:s/>0.3789539337158203</text:p>
      <text:p text:style-name="P1"><text:s/>0.2771329879760742</text:p>
      <text:p text:style-name="P1"><text:s/>0.384282112121582</text:p>
      <text:p text:style-name="P1"><text:s/>0.3232080936431885</text:p>
      <text:p text:style-name="P1"><text:s/>0.2945928573608398</text:p>
      <text:p text:style-name="P1"><text:s/>0.3330988883972168</text:p>
      <text:p text:style-name="P1"><text:s/>0.3725621700286865</text:p>
      <text:p text:style-name="P1"><text:s/>0.4250130653381348</text:p>
      <text:p text:style-name="P1"><text:s/>0.3780519962310791</text:p>
      <text:p text:style-name="P1"><text:s/>0.5624740123748779</text:p>
      <text:p text:style-name="P1"><text:s/>0.6468870639801025</text:p>
      <text:p text:style-name="P1"><text:s/>0.6798031330108643</text:p>
      <text:p text:style-name="P1"><text:s/>0.8928399085998535</text:p>
      <text:p text:style-name="P1"><text:s/>0.2097759246826172</text:p>
      <text:p text:style-name="P1"><text:s/>0.6014809608459473</text:p>
      <text:p text:style-name="P1"><text:s/>0.8259189128875732</text:p>
      <text:p text:style-name="P1"><text:s/>1.614434003829956</text:p>
      <text:p text:style-name="P1"><text:s/>0.5062611103057861</text:p>
      <text:p text:style-name="P1"><text:s/>0.6290719509124756</text:p>
      <text:p text:style-name="P1"><text:s/>0.1761529445648193</text:p>
      <text:p text:style-name="P1"><text:s/>0.2824320793151855</text:p>
      <text:p text:style-name="P1"><text:s/>0.07548904418945312</text:p>
      <text:p text:style-name="P1"><text:s/>0.3113751411437988</text:p>
      <text:p text:style-name="P1"><text:s/>0.2714200019836426</text:p>
      <text:p text:style-name="P1"><text:soft-page-break/><text:s/>0.3187799453735352</text:p>
      <text:p text:style-name="P1"><text:s/>0.0698390007019043</text:p>
      <text:p text:style-name="P1"><text:s/>0.1147480010986328</text:p>
      <text:p text:style-name="P1"><text:s/>0.03095507621765137</text:p>
      <text:p text:style-name="P1"><text:s/>0.08739590644836426</text:p>
      <text:p text:style-name="P1"><text:s/>0.07080221176147461</text:p>
      <text:p text:style-name="P1"><text:s/>0.0308690071105957</text:p>
      <text:p text:style-name="P1"><text:s/>0.3679029941558838</text:p>
      <text:p text:style-name="P1"><text:s/>0.3049578666687012</text:p>
      <text:p text:style-name="P1"><text:s/>0.18772292137146</text:p>
      <text:p text:style-name="P1"><text:s/>0.1765029430389404</text:p>
      <text:p text:style-name="P1"><text:s/>0.3007779121398926</text:p>
      <text:p text:style-name="P1"><text:s/>0.3501021862030029</text:p>
      <text:p text:style-name="P1"><text:s/>0.3333292007446289</text:p>
      <text:p text:style-name="P1"><text:s/>0.3944411277770996</text:p>
      <text:p text:style-name="P1"><text:s/>0.2377238273620605</text:p>
      <text:p text:style-name="P1"><text:s/>0.1207289695739746</text:p>
      <text:p text:style-name="P1"><text:s/>0.1653320789337158</text:p>
      <text:p text:style-name="P1"><text:s/>0.04317688941955566</text:p>
      <text:p text:style-name="P1"><text:s/>1.222307920455933</text:p>
      <text:p text:style-name="P1"><text:s/>0.2378370761871338</text:p>
      <text:p text:style-name="P1"><text:s/>0.3440229892730713</text:p>
      <text:p text:style-name="P1"><text:s/>0.3667559623718262</text:p>
      <text:p text:style-name="P1"><text:s/>0.2995119094848633</text:p>
      <text:p text:style-name="P1"><text:s/>0.1651589870452881</text:p>
      <text:p text:style-name="P1"><text:s/>0.4560620784759521</text:p>
      <text:p text:style-name="P1"><text:s/>0.3791520595550537</text:p>
      <text:p text:style-name="P1"><text:s/>0.2383170127868652</text:p>
      <text:p text:style-name="P1"><text:s/>0.2441730499267578</text:p>
      <text:p text:style-name="P1"><text:s/>0.3287451267242432</text:p>
      <text:p text:style-name="P1"><text:s/>0.2283380031585693</text:p>
      <text:p text:style-name="P1"><text:s/>0.4963929653167725</text:p>
      <text:p text:style-name="P1"><text:s/>12.43300294876099</text:p>
      <text:p text:style-name="P1"><text:s/>2.477252960205078</text:p>
      <text:p text:style-name="P1"><text:s/>0.3017508983612061</text:p>
      <text:p text:style-name="P1"><text:s/>0.356132984161377</text:p>
      <text:p text:style-name="P1"><text:s/>0.148284912109375</text:p>
      <text:p text:style-name="P1"><text:s/>0.2322249412536621</text:p>
      <text:p text:style-name="P1"><text:s/>0.2603070735931396</text:p>
      <text:p text:style-name="P1"><text:s/>0.1985709667205811</text:p>
      <text:p text:style-name="P1"><text:s/>0.1036148071289062</text:p>
      <text:p text:style-name="P1"><text:s/>0.148237943649292</text:p>
      <text:p text:style-name="P1"><text:s/>0.03267693519592285</text:p>
      <text:p text:style-name="P1"><text:s/>0.3225359916687012</text:p>
      <text:p text:style-name="P1"><text:s/>0.09824609756469727</text:p>
      <text:p text:style-name="P1"><text:s/>0.0926368236541748</text:p>
      <text:p text:style-name="P1"><text:s/>0.1432287693023682</text:p>
      <text:p text:style-name="P1"><text:s/>0.2726359367370605</text:p>
      <text:p text:style-name="P1"><text:s/>0.4844248294830322</text:p>
      <text:p text:style-name="P1"><text:s/>0.1988480091094971</text:p>
      <text:p text:style-name="P1"><text:s/>0.1651709079742432</text:p>
      <text:p text:style-name="P1"><text:s/>0.04773402214050293</text:p>
      <text:p text:style-name="P1"><text:soft-page-break/><text:s/>0.02070403099060059</text:p>
      <text:p text:style-name="P1"><text:s/>0.1605980396270752</text:p>
      <text:p text:style-name="P1"><text:s/>0.08672118186950684</text:p>
      <text:p text:style-name="P1"><text:s/>0.0643761157989502</text:p>
      <text:p text:style-name="P1"><text:s/>0.1151602268218994</text:p>
      <text:p text:style-name="P1"><text:s/>0.1035339832305908</text:p>
      <text:p text:style-name="P1"><text:s/>0.1037991046905518</text:p>
      <text:p text:style-name="P1"><text:s/>0.1486871242523193</text:p>
      <text:p text:style-name="P1"><text:s/>0.2226278781890869</text:p>
      <text:p text:style-name="P1"><text:s/>0.6692450046539307</text:p>
      <text:p text:style-name="P1"><text:s/>0.1706981658935547</text:p>
      <text:p text:style-name="P1"><text:s/>0.08701300621032715</text:p>
      <text:p text:style-name="P1"><text:s/>0.3683409690856934</text:p>
      <text:p text:style-name="P1"><text:s/>0.1710920333862305</text:p>
      <text:p text:style-name="P1"><text:s/>0.01399898529052734</text:p>
      <text:p text:style-name="P1"><text:s/>0.3664979934692383</text:p>
      <text:p text:style-name="P1"><text:s/>0.1485891342163086</text:p>
      <text:p text:style-name="P1"><text:s/>0.1376128196716309</text:p>
      <text:p text:style-name="P1"><text:s/>0.590364933013916</text:p>
      <text:p text:style-name="P1"><text:s/>0.3720259666442871</text:p>
      <text:p text:style-name="P1"><text:s/>0.4463770389556885</text:p>
      <text:p text:style-name="P1"><text:s/>0.5122158527374268</text:p>
      <text:p text:style-name="P1"><text:s/>0.1543838977813721</text:p>
      <text:p text:style-name="P1"><text:s/>0.1946520805358887</text:p>
      <text:p text:style-name="P1"><text:s/>0.3834259510040283</text:p>
      <text:p text:style-name="P1"><text:s/>0.2663660049438477</text:p>
      <text:p text:style-name="P1"><text:s/>0.2495090961456299</text:p>
      <text:p text:style-name="P1"><text:s/>0.2044939994812012</text:p>
      <text:p text:style-name="P1"><text:s/>0.2169709205627441</text:p>
      <text:p text:style-name="P1"><text:s/>0.1820461750030518</text:p>
      <text:p text:style-name="P1"><text:s/>0.3344399929046631</text:p>
      <text:p text:style-name="P1"><text:s/>0.177772045135498</text:p>
      <text:p text:style-name="P1"><text:s/>0.1317811012268066</text:p>
      <text:p text:style-name="P1"><text:s/>0.1163871288299561</text:p>
      <text:p text:style-name="P1"><text:s/>0.1596159934997559</text:p>
      <text:p text:style-name="P1"><text:s/>0.2545979022979736</text:p>
      <text:p text:style-name="P1"><text:s/>0.507037878036499</text:p>
      <text:p text:style-name="P1"><text:s/>0.2281839847564697</text:p>
      <text:p text:style-name="P1"><text:s/>0.2614820003509521</text:p>
      <text:p text:style-name="P1"><text:s/>0.1236929893493652</text:p>
      <text:p text:style-name="P1"><text:s/>0.09287309646606445</text:p>
      <text:p text:style-name="P1"><text:s/>0.1380879878997803</text:p>
      <text:p text:style-name="P1"><text:s/>0.5741879940032959</text:p>
      <text:p text:style-name="P1"><text:s/>0.1883339881896973</text:p>
      <text:p text:style-name="P1"><text:s/>0.1931040287017822</text:p>
      <text:p text:style-name="P1"><text:s/>0.08687400817871094</text:p>
      <text:p text:style-name="P1"><text:s/>0.3766992092132568</text:p>
      <text:p text:style-name="P1"><text:s/>0.1986651420593262</text:p>
      <text:p text:style-name="P1"><text:s/>0.4120380878448486</text:p>
      <text:p text:style-name="P1"><text:s/>0.1540930271148682</text:p>
      <text:p text:style-name="P1"><text:s/>0.3173239231109619</text:p>
      <text:p text:style-name="P1"><text:s/>0.2938001155853271</text:p>
      <text:p text:style-name="P1"><text:soft-page-break/><text:s/>0.2508471012115479</text:p>
      <text:p text:style-name="P1"><text:s/>0.1317088603973389</text:p>
      <text:p text:style-name="P1"><text:s/>0.1603078842163086</text:p>
      <text:p text:style-name="P1"><text:s/>0.39593505859375</text:p>
      <text:p text:style-name="P1"><text:s/>0.4339039325714111</text:p>
      <text:p text:style-name="P1"><text:s/>0.400623083114624</text:p>
      <text:p text:style-name="P1"><text:s/>0.3951091766357422</text:p>
      <text:p text:style-name="P1"><text:s/>0.3332560062408447</text:p>
      <text:p text:style-name="P1"><text:s/>0.5466940402984619</text:p>
      <text:p text:style-name="P1"><text:s/>0.389246940612793</text:p>
      <text:p text:style-name="P1"><text:s/>0.3054139614105225</text:p>
      <text:p text:style-name="P1"><text:s/>0.3497219085693359</text:p>
      <text:p text:style-name="P1"><text:s/>0.2108519077301025</text:p>
      <text:p text:style-name="P1"><text:s/>0.412261962890625</text:p>
      <text:p text:style-name="P1"><text:s/>0.199105978012085</text:p>
      <text:p text:style-name="P1"><text:s/>0.2501389980316162</text:p>
      <text:p text:style-name="P1"><text:s/>0.2153220176696777</text:p>
      <text:p text:style-name="P1"><text:s/>0.2546060085296631</text:p>
      <text:p text:style-name="P1"><text:s/>0.3784289360046387</text:p>
      <text:p text:style-name="P1"><text:s/>0.3218591213226318</text:p>
      <text:p text:style-name="P1"><text:s/>0.2221100330352783</text:p>
      <text:p text:style-name="P1"><text:s/>0.1719229221343994</text:p>
      <text:p text:style-name="P1"><text:s/>0.1429088115692139</text:p>
      <text:p text:style-name="P1"><text:s/>0.09235811233520508</text:p>
      <text:p text:style-name="P1"><text:s/>0.2003731727600098</text:p>
      <text:p text:style-name="P1"><text:s/>0.1819419860839844</text:p>
      <text:p text:style-name="P1"><text:s/>0.1928608417510986</text:p>
      <text:p text:style-name="P1"><text:s/>0.2498848438262939</text:p>
      <text:p text:style-name="P1"><text:s/>0.165320873260498</text:p>
      <text:p text:style-name="P1"><text:s/>0.5976340770721436</text:p>
      <text:p text:style-name="P1"><text:s/>0.3012099266052246</text:p>
      <text:p text:style-name="P1"><text:s/>0.2216298580169678</text:p>
      <text:p text:style-name="P1"><text:s/>0.385267972946167</text:p>
      <text:p text:style-name="P1"><text:s/>0.1541059017181396</text:p>
      <text:p text:style-name="P1"><text:s/>0.08119893074035645</text:p>
      <text:p text:style-name="P1"><text:s/>0.1201519966125488</text:p>
      <text:p text:style-name="P1"><text:s/>0.2893729209899902</text:p>
      <text:p text:style-name="P1"><text:s/>0.09800601005554199</text:p>
      <text:p text:style-name="P1"><text:s/>0.580672025680542</text:p>
      <text:p text:style-name="P1"><text:s/>0.2962150573730469</text:p>
      <text:p text:style-name="P1"><text:s/>0.2772371768951416</text:p>
      <text:p text:style-name="P1"><text:s/>0.288222074508667</text:p>
      <text:p text:style-name="P1"><text:s/>0.4456560611724854</text:p>
      <text:p text:style-name="P1"><text:s/>0.115664005279541</text:p>
      <text:p text:style-name="P1"><text:s/>0.08681201934814453</text:p>
      <text:p text:style-name="P1"><text:s/>0.1821460723876953</text:p>
      <text:p text:style-name="P1"><text:s/>0.2272319793701172</text:p>
      <text:p text:style-name="P1"><text:s/>0.05372500419616699</text:p>
      <text:p text:style-name="P1"><text:s/>0.1485559940338135</text:p>
      <text:p text:style-name="P1"><text:s/>0.1765520572662354</text:p>
      <text:p text:style-name="P1"><text:s/>0.07610011100769043</text:p>
      <text:p text:style-name="P1"><text:s/>1.409368991851807</text:p>
      <text:p text:style-name="P1"><text:soft-page-break/><text:s/>0.3226871490478516</text:p>
      <text:p text:style-name="P1"><text:s/>0.2722830772399902</text:p>
      <text:p text:style-name="P1"><text:s/>0.3999829292297363</text:p>
      <text:p text:style-name="P1"><text:s/>0.2380080223083496</text:p>
      <text:p text:style-name="P1"><text:s/>0.1988589763641357</text:p>
      <text:p text:style-name="P1"><text:s/>0.1653528213500977</text:p>
      <text:p text:style-name="P1"><text:s/>0.1987190246582031</text:p>
      <text:p text:style-name="P1"><text:s/>0.1996171474456787</text:p>
      <text:p text:style-name="P1"><text:s/>0.1886789798736572</text:p>
      <text:p text:style-name="P1"><text:s/>0.1875619888305664</text:p>
      <text:p text:style-name="P1"><text:s/>0.1500861644744873</text:p>
      <text:p text:style-name="P1"><text:s/>0.09301590919494629</text:p>
      <text:p text:style-name="P1"><text:s/>0.2042949199676514</text:p>
      <text:p text:style-name="P1"><text:s/>0.7528088092803955</text:p>
      <text:p text:style-name="P1"><text:s/>0.2093808650970459</text:p>
      <text:p text:style-name="P1"><text:s/>0.09258198738098145</text:p>
      <text:p text:style-name="P1"><text:s/>0.1931321620941162</text:p>
      <text:p text:style-name="P1"><text:s/>0.1373748779296875</text:p>
      <text:p text:style-name="P1"><text:s/>0.170773983001709</text:p>
      <text:p text:style-name="P1"><text:s/>0.4280838966369629</text:p>
      <text:p text:style-name="P1"><text:s/>0.2951929569244385</text:p>
      <text:p text:style-name="P1"><text:s/>0.1433210372924805</text:p>
      <text:p text:style-name="P1"><text:s/>0.2783501148223877</text:p>
      <text:p text:style-name="P1"><text:s/>0.2601640224456787</text:p>
      <text:p text:style-name="P1"><text:s/>0.1259369850158691</text:p>
      <text:p text:style-name="P1"><text:s/>0.08725285530090332</text:p>
      <text:p text:style-name="P1"><text:s/>0.384148120880127</text:p>
      <text:p text:style-name="P1"><text:s/>0.09975600242614746</text:p>
      <text:p text:style-name="P1"><text:s/>0.1259770393371582</text:p>
      <text:p text:style-name="P1"><text:s/>0.1878950595855713</text:p>
      <text:p text:style-name="P1"><text:s/>0.1427741050720215</text:p>
      <text:p text:style-name="P1"><text:s/>0.3271980285644531</text:p>
      <text:p text:style-name="P1"><text:s/>0.198479175567627</text:p>
      <text:p text:style-name="P1"><text:s/>0.07018089294433594</text:p>
      <text:p text:style-name="P1"><text:s/>0.1762089729309082</text:p>
      <text:p text:style-name="P1"><text:s/>0.2824180126190186</text:p>
      <text:p text:style-name="P1"><text:s/>0.2281792163848877</text:p>
      <text:p text:style-name="P1"><text:s/>0.4126698970794678</text:p>
      <text:p text:style-name="P1"><text:s/>0.2773489952087402</text:p>
      <text:p text:style-name="P1"><text:s/>0.1318759918212891</text:p>
      <text:p text:style-name="P1"><text:s/>0.2108428478240967</text:p>
      <text:p text:style-name="P1"><text:s/>0.4229040145874023</text:p>
      <text:p text:style-name="P1"><text:s/>0.1093611717224121</text:p>
      <text:p text:style-name="P1"><text:s/>0.1540260314941406</text:p>
      <text:p text:style-name="P1"><text:s/>0.2428359985351562</text:p>
      <text:p text:style-name="P1"><text:s/>0.2002551555633545</text:p>
      <text:p text:style-name="P1"><text:s/>0.1539018154144287</text:p>
      <text:p text:style-name="P1"><text:s/>0.2113180160522461</text:p>
      <text:p text:style-name="P1"><text:s/>0.2545042037963867</text:p>
      <text:p text:style-name="P1"><text:s/>0.2153940200805664</text:p>
      <text:p text:style-name="P1"><text:s/>0.1883480548858643</text:p>
      <text:p text:style-name="P1"><text:s/>0.2211089134216309</text:p>
      <text:p text:style-name="P1"><text:soft-page-break/><text:s/>0.2123100757598877</text:p>
      <text:p text:style-name="P1"><text:s/>0.1823840141296387</text:p>
      <text:p text:style-name="P1"><text:s/>0.1487188339233398</text:p>
      <text:p text:style-name="P1"><text:s/>0.1091408729553223</text:p>
      <text:p text:style-name="P1"><text:s/>0.1710500717163086</text:p>
      <text:p text:style-name="P1"><text:s/>0.1384389400482178</text:p>
      <text:p text:style-name="P1"><text:s/>0.1103188991546631</text:p>
      <text:p text:style-name="P1"><text:s/>0.254504919052124</text:p>
      <text:p text:style-name="P1"><text:s/>0.159358024597168</text:p>
      <text:p text:style-name="P1"><text:s/>0.1503739356994629</text:p>
      <text:p text:style-name="P1"><text:s/>0.2211260795593262</text:p>
      <text:p text:style-name="P1"><text:s/>0.2495479583740234</text:p>
      <text:p text:style-name="P1"><text:s/>0.2108211517333984</text:p>
      <text:p text:style-name="P1"><text:s/>0.2824339866638184</text:p>
      <text:p text:style-name="P1"><text:s/>0.5957839488983154</text:p>
      <text:p text:style-name="P1"><text:s/>0.8308830261230469</text:p>
      <text:p text:style-name="P1"><text:s/>0.1654849052429199</text:p>
      <text:p text:style-name="P1"><text:s/>0.2445387840270996</text:p>
      <text:p text:style-name="P1"><text:s/>0.5230910778045654</text:p>
      <text:p text:style-name="P1"><text:s/>0.2001590728759766</text:p>
      <text:p text:style-name="P1"><text:s/>0.1651368141174316</text:p>
      <text:p text:style-name="P1"><text:s/>0.4449920654296875</text:p>
      <text:p text:style-name="P1"><text:s/>0.3786680698394775</text:p>
      <text:p text:style-name="P1"><text:s/>0.6127860546112061</text:p>
      <text:p text:style-name="P1"><text:s/>0.2771809101104736</text:p>
      <text:p text:style-name="P1"><text:s/>0.2880818843841553</text:p>
      <text:p text:style-name="P1"><text:s/>0.2267711162567139</text:p>
      <text:p text:style-name="P1"><text:s/>0.2154710292816162</text:p>
      <text:p text:style-name="P1"><text:s/>0.2324919700622559</text:p>
      <text:p text:style-name="P1"><text:s/>0.1879329681396484</text:p>
      <text:p text:style-name="P1"><text:s/>0.3664391040802002</text:p>
      <text:p text:style-name="P1"><text:s/>0.1781020164489746</text:p>
      <text:p text:style-name="P1"><text:s/>0.1487009525299072</text:p>
      <text:p text:style-name="P1"><text:s/>0.1481919288635254</text:p>
      <text:p text:style-name="P1"><text:s/>0.517427921295166</text:p>
      <text:p text:style-name="P1"><text:s/>1.348289966583252</text:p>
      <text:p text:style-name="P1"><text:s/>0.2659540176391602</text:p>
      <text:p text:style-name="P1"><text:s/>0.1708869934082031</text:p>
      <text:p text:style-name="P1"><text:s/>0.4184799194335938</text:p>
      <text:p text:style-name="P1"><text:s/>0.2777328491210938</text:p>
      <text:p text:style-name="P1"><text:s/>0.27211594581604</text:p>
      <text:p text:style-name="P1"><text:s/>0.1202418804168701</text:p>
      <text:p text:style-name="P1"><text:s/>0.2546868324279785</text:p>
      <text:p text:style-name="P1"><text:s/>0.165003776550293</text:p>
      <text:p text:style-name="P1"><text:s/>0.1373589038848877</text:p>
      <text:p text:style-name="P1"><text:s/>0.0643160343170166</text:p>
      <text:p text:style-name="P1"><text:s/>0.2433149814605713</text:p>
      <text:p text:style-name="P1"><text:s/>0.1716268062591553</text:p>
      <text:p text:style-name="P1"><text:s/>0.1985750198364258</text:p>
      <text:p text:style-name="P1"><text:s/>0.2544739246368408</text:p>
      <text:p text:style-name="P1"><text:s/>0.2216739654541016</text:p>
      <text:p text:style-name="P1"><text:s/>0.3288590908050537</text:p>
      <text:p text:style-name="P1"><text:soft-page-break/><text:s/>0.2320659160614014</text:p>
      <text:p text:style-name="P1"><text:s/>0.2157008647918701</text:p>
      <text:p text:style-name="P1"><text:s/>0.4400560855865479</text:p>
      <text:p text:style-name="P1"><text:s/>0.1655588150024414</text:p>
      <text:p text:style-name="P1"><text:s/>0.1819250583648682</text:p>
      <text:p text:style-name="P1"><text:s/>0.1708390712738037</text:p>
      <text:p text:style-name="P1"><text:s/>0.1662089824676514</text:p>
      <text:p text:style-name="P1"><text:s/>0.1162300109863281</text:p>
      <text:p text:style-name="P1"><text:s/>0.2791268825531006</text:p>
      <text:p text:style-name="P1"><text:s/>0.2849528789520264</text:p>
      <text:p text:style-name="P1"><text:s/>0.2944138050079346</text:p>
      <text:p text:style-name="P1"><text:s/>0.4362931251525879</text:p>
      <text:p text:style-name="P1"><text:s/>0.3120729923248291</text:p>
      <text:p text:style-name="P1"><text:s/>0.2446291446685791</text:p>
      <text:p text:style-name="P1"><text:s/>0.2211270332336426</text:p>
      <text:p text:style-name="P1"><text:s/>0.3221299648284912</text:p>
      <text:p text:style-name="P1"><text:s/>0.3168799877166748</text:p>
      <text:p text:style-name="P1"><text:s/>0.3328511714935303</text:p>
      <text:p text:style-name="P1"><text:s/>0.2712759971618652</text:p>
      <text:p text:style-name="P1"><text:s/>1.134369134902954</text:p>
      <text:p text:style-name="P1"><text:s/>0.2937750816345215</text:p>
      <text:p text:style-name="P1"><text:s/>0.3664278984069824</text:p>
      <text:p text:style-name="P1"><text:s/>0.2443439960479736</text:p>
      <text:p text:style-name="P1"><text:s/>0.3065121173858643</text:p>
      <text:p text:style-name="P1"><text:s/>0.2271819114685059</text:p>
      <text:p text:style-name="P1"><text:s/>0.2221431732177734</text:p>
      <text:p text:style-name="P1"><text:s/>0.1659541130065918</text:p>
      <text:p text:style-name="P1"><text:s/>0.2267220020294189</text:p>
      <text:p text:style-name="P1"><text:s/>0.3280501365661621</text:p>
      <text:p text:style-name="P1"><text:s/>0.2155778408050537</text:p>
      <text:p text:style-name="P1"><text:s/>0.284135103225708</text:p>
      <text:p text:style-name="P1"><text:s/>0.3332509994506836</text:p>
      <text:p text:style-name="P1"><text:s/>0.2721130847930908</text:p>
      <text:p text:style-name="P1"><text:s/>0.4346969127655029</text:p>
      <text:p text:style-name="P1"><text:s/>0.2776539325714111</text:p>
      <text:p text:style-name="P1"><text:s/>0.4729549884796143</text:p>
      <text:p text:style-name="P1"><text:s/>0.4174189567565918</text:p>
      <text:p text:style-name="P1"><text:s/>0.3048839569091797</text:p>
      <text:p text:style-name="P1"><text:s/>0.1764700412750244</text:p>
      <text:p text:style-name="P1"><text:s/>0.2716860771179199</text:p>
      <text:p text:style-name="P1"><text:s/>0.2881970405578613</text:p>
      <text:p text:style-name="P1"><text:s/>0.5905728340148926</text:p>
      <text:p text:style-name="P1"><text:s/>0.5296781063079834</text:p>
      <text:p text:style-name="P1"><text:s/>0.2548198699951172</text:p>
      <text:p text:style-name="P1"><text:s/>0.1099729537963867</text:p>
      <text:p text:style-name="P1"><text:s/>0.5008101463317871</text:p>
      <text:p text:style-name="P1"><text:s/>0.3105740547180176</text:p>
      <text:p text:style-name="P1"><text:s/>0.2661399841308594</text:p>
      <text:p text:style-name="P1"><text:s/>0.3167181015014648</text:p>
      <text:p text:style-name="P1"><text:s/>0.2938001155853271</text:p>
      <text:p text:style-name="P1"><text:s/>0.2780170440673828</text:p>
      <text:p text:style-name="P1"><text:s/>0.2158339023590088</text:p>
      <text:p text:style-name="P1"><text:soft-page-break/><text:s/>0.2635440826416016</text:p>
      <text:p text:style-name="P1"><text:s/>0.2218010425567627</text:p>
      <text:p text:style-name="P1"><text:s/>0.2834470272064209</text:p>
      <text:p text:style-name="P1"><text:s/>0.3629229068756104</text:p>
      <text:p text:style-name="P1"><text:s/>0.4897308349609375</text:p>
      <text:p text:style-name="P1"><text:s/>0.3889319896697998</text:p>
      <text:p text:style-name="P1"><text:s/>0.545767068862915</text:p>
      <text:p text:style-name="P1"><text:s/>0.7471749782562256</text:p>
      <text:p text:style-name="P1"><text:s/>0.4507811069488525</text:p>
      <text:p text:style-name="P1"><text:s/>0.6592061519622803</text:p>
      <text:p text:style-name="P1"><text:s/>0.6471209526062012</text:p>
      <text:p text:style-name="P1"><text:s/>0.2159979343414307</text:p>
      <text:p text:style-name="P1"><text:s/>0.1708610057830811</text:p>
      <text:p text:style-name="P1"><text:s/>0.2048900127410889</text:p>
      <text:p text:style-name="P1"><text:s/>0.1876389980316162</text:p>
      <text:p text:style-name="P1"><text:s/>0.3273510932922363</text:p>
      <text:p text:style-name="P1"><text:s/>0.1541469097137451</text:p>
      <text:p text:style-name="P1"><text:s/>0.3625969886779785</text:p>
      <text:p text:style-name="P1"><text:s/>0.1658689975738525</text:p>
      <text:p text:style-name="P1"><text:s/>0.08678603172302246</text:p>
      <text:p text:style-name="P1"/>
      <text:p text:style-name="P1"/>
      <text:p text:style-name="P1"># name: avgTeste</text:p>
      <text:p text:style-name="P1"># type: scalar</text:p>
      <text:p text:style-name="P1">0.3777416060765584</text:p>
      <text:p text:style-name="P1"/>
      <text:p text:style-name="P1"/>
      <text:p text:style-name="P1"># name: antecipatedresponseT</text:p>
      <text:p text:style-name="P1"># type: matrix</text:p>
      <text:p text:style-name="P1"># rows: 0</text:p>
      <text:p text:style-name="P1"># columns: 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2:17:55.965452043</meta:creation-date>
    <dc:date>2021-03-17T17:19:03.893165542</dc:date>
    <meta:editing-duration>PT13M56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04" meta:paragraph-count="3833" meta:word-count="10723" meta:character-count="59568" meta:non-whitespace-character-count="51916"/>
  </office:meta>
</office:document-meta>
</file>